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274049986900136727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40485940" text:continue-numbering="true" text:style-name="L1">
        <text:list-item>
          <text:list>
            <text:list-header>
              <text:p text:style-name="P18">Run: 6<text:span text:style-name="T3"> x 0.2 miles at 7:09/mile pace with a 0.2 mile jog before each run. The 0.2 mile runs each took 85.7 seconds. The jogs before each 0.2 mile run took about 2:18.</text:span></text:p>
              <text:p text:style-name="P18">Warmdown: <text:span text:style-name="T3">½ mile in about 5:30</text:span></text:p>
              <text:p text:style-name="P18"><text:span text:style-name="T3"/></text:p>
              <text:p text:style-name="P18"><text:span text:style-name="T3">Thur Nov 15, 2018 </text:span>2.25 miles<text:span text:style-name="T3"> </text:span></text:p>
              <text:p text:style-name="P18"><text:span text:style-name="T3">On the Wise Center indoor track: 1 mile splits 4:55 + 4:35 = 9:30, rest 5 minutes</text:span></text:p>
              <text:p text:style-name="P18"><text:span text:style-name="T3">On a recumbant stationary bike: </text:span></text:p>
              <text:list>
                <text:list-item>
                  <text:list>
                    <text:list-header>
                      <text:p text:style-name="P18"><text:span text:style-name="T3"><text:s text:c="5"/>50 calorie ride in 4:10 (final pulse: 137), 25 calorie slow ride </text:span></text:p>
                      <text:p text:style-name="P18"><text:span text:style-name="T3"><text:s text:c="5"/>25 calorie ride in 1:58, 25 calorie slow ride</text:span></text:p>
                      <text:p text:style-name="P18"><text:span text:style-name="T3"><text:s text:c="5"/>I take the bike riding to be equivalent to 1.25 miles of running.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5T20:28:17.97</dc:date>
    <dc:creator>James  Lombardi</dc:creator>
    <meta:editing-duration>P6DT7H20M3S</meta:editing-duration>
    <meta:editing-cycles>503</meta:editing-cycles>
    <meta:generator>OpenOffice/4.1.2$Win32 OpenOffice.org_project/412m3$Build-9782</meta:generator>
    <meta:document-statistic meta:table-count="0" meta:image-count="0" meta:object-count="0" meta:page-count="5" meta:paragraph-count="121" meta:word-count="1687" meta:character-count="8562"/>
  </office:meta>
</office:document-meta>
</file>